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1d3" officeooo:paragraph-rsid="000a91d3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e6e905"/>
      <style:paragraph-properties fo:text-align="center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-color="#800080"/>
      <style:text-properties fo:font-size="12pt"/>
    </style:style>
    <style:style style:name="P8" style:family="paragraph">
      <loext:graphic-properties draw:fill-color="#468a1a"/>
    </style:style>
    <style:style style:name="P9" style:family="paragraph">
      <loext:graphic-properties draw:fill-color="#bf0041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Double_20_Dot" svg:stroke-width="0.049cm" svg:stroke-color="#2a6099" draw:marker-start-width="0.427cm" draw:marker-end-width="0.427cm" draw:fill-color="#e6e905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ouble_20_Dot" svg:stroke-width="0.049cm" svg:stroke-color="#ffff38" draw:marker-start-width="0.427cm" draw:marker-end-width="0.427cm" draw:fill-color="#e6e905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Double_20_Dot" svg:stroke-width="0.071cm" svg:stroke-color="#ea7500" draw:marker-start-width="0.459cm" draw:marker-end-width="0.459cm" draw:fill-color="#ea75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ot" svg:stroke-width="0cm" svg:stroke-color="#bf0041" draw:marker-start-width="0.353cm" draw:marker-end-width="0.353cm" draw:fill-color="#800080" draw:textarea-horizontal-align="justify" draw:textarea-vertical-align="middle" draw:auto-grow-height="false" fo:min-height="0.076cm" fo:min-width="5.082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Double_20_Dot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Dot" svg:stroke-width="0cm" svg:stroke-color="#bf0041" draw:marker-start-width="0.353cm" draw:marker-end-width="0.353cm" draw:fill-color="#468a1a" draw:textarea-horizontal-align="justify" draw:textarea-vertical-align="middle" draw:auto-grow-height="false" fo:min-height="0.074cm" fo:min-width="5.0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draw:stroke-dash="Dot" svg:stroke-width="0cm" svg:stroke-color="#bf0041" draw:marker-start-width="0.353cm" draw:marker-end-width="0.353cm" draw:fill-color="#bf0041" draw:textarea-horizontal-align="justify" draw:textarea-vertical-align="middle" draw:auto-grow-height="false" fo:min-height="0.143cm" fo:min-width="5.0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dash" draw:stroke-dash="Dot" svg:stroke-width="0.101cm" draw:marker-start-width="0.503cm" draw:marker-end-width="0.503cm" draw:fill-color="#ffffff" draw:textarea-horizontal-align="justify" draw:textarea-vertical-align="middle" draw:auto-grow-height="false" fo:min-height="3.552cm" fo:min-width="4.9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Dot" svg:stroke-width="0.101cm" draw:marker-start-width="0.503cm" draw:marker-end-width="0.503cm" draw:fill-color="#ffffff" draw:textarea-horizontal-align="justify" draw:textarea-vertical-align="middle" draw:auto-grow-height="false" fo:min-height="3.454cm" fo:min-width="4.8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width="0.199cm" draw:marker-start-width="0.651cm" draw:marker-end-width="0.651cm" draw:fill-color="#ffffff" draw:textarea-horizontal-align="justify" draw:textarea-vertical-align="middle" draw:auto-grow-height="false" fo:min-height="14.407cm" fo:min-width="4.88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6" draw:text-style-name="P10" svg:width="5.081cm" svg:height="14.606cm" svg:x="1.859cm" svg:y="0.542cm"><text:p/><draw:enhanced-geometry svg:viewBox="0 0 21600 21600" draw:type="rectangle" draw:enhanced-path="M 0 0 L 21600 0 21600 21600 0 21600 0 0 Z N"/></draw:custom-shape><draw:frame text:anchor-type="paragraph" draw:z-index="1" draw:name="Forma2" draw:style-name="gr15" draw:text-style-name="P4" svg:width="2.779cm" svg:height="0.572cm" svg:x="-0.919cm" svg:y="0.409cm"><draw:text-box><text:p text:style-name="P3"><text:span text:style-name="T1">0x00000000</text:span></text:p></draw:text-box></draw:frame><draw:custom-shape text:anchor-type="paragraph" draw:z-index="2" draw:name="Forma1_0" draw:style-name="gr14" draw:text-style-name="P10" svg:width="5.081cm" svg:height="3.652cm" svg:x="1.859cm" svg:y="0.542cm"><text:p/><draw:enhanced-geometry svg:viewBox="0 0 21600 21600" draw:type="rectangle" draw:enhanced-path="M 0 0 L 21600 0 21600 21600 0 21600 0 0 Z N"/></draw:custom-shape><draw:custom-shape text:anchor-type="paragraph" draw:z-index="3" draw:name="Forma1_1" draw:style-name="gr13" draw:text-style-name="P10" svg:width="5.081cm" svg:height="3.652cm" svg:x="1.859cm" svg:y="4.193cm"><text:p/><draw:enhanced-geometry svg:viewBox="0 0 21600 21600" draw:type="rectangle" draw:enhanced-path="M 0 0 L 21600 0 21600 21600 0 21600 0 0 Z N"/></draw:custom-shape><draw:custom-shape text:anchor-type="paragraph" draw:z-index="4" draw:name="Forma1_2" draw:style-name="gr13" draw:text-style-name="P10" svg:width="5.081cm" svg:height="3.652cm" svg:x="1.859cm" svg:y="7.844cm"><text:p/><draw:enhanced-geometry svg:viewBox="0 0 21600 21600" draw:type="rectangle" draw:enhanced-path="M 0 0 L 21600 0 21600 21600 0 21600 0 0 Z N"/></draw:custom-shape><draw:custom-shape text:anchor-type="paragraph" draw:z-index="5" draw:name="Forma1_3" draw:style-name="gr13" draw:text-style-name="P10" svg:width="5.081cm" svg:height="3.652cm" svg:x="1.859cm" svg:y="11.495cm"><text:p/><draw:enhanced-geometry svg:viewBox="0 0 21600 21600" draw:type="rectangle" draw:enhanced-path="M 0 0 L 21600 0 21600 21600 0 21600 0 0 Z N"/></draw:custom-shape><draw:frame text:anchor-type="paragraph" draw:z-index="6" draw:name="Forma2_0" draw:style-name="gr12" draw:text-style-name="P4" svg:width="2.911cm" svg:height="0.572cm" svg:x="-1.051cm" svg:y="3.928cm"><draw:text-box><text:p text:style-name="P3"><text:span text:style-name="T1">0x40000000</text:span></text:p></draw:text-box></draw:frame><draw:frame text:anchor-type="paragraph" draw:z-index="7" draw:name="Forma2_1" draw:style-name="gr11" draw:text-style-name="P4" svg:width="5.187cm" svg:height="1.033cm" svg:x="-0.919cm" svg:y="7.685cm"><draw:text-box><text:p text:style-name="P3"><text:span text:style-name="T1">0x80000000</text:span></text:p></draw:text-box></draw:frame><draw:frame text:anchor-type="paragraph" draw:z-index="8" draw:name="Forma2_2" draw:style-name="gr11" draw:text-style-name="P4" svg:width="5.187cm" svg:height="1.033cm" svg:x="-0.893cm" svg:y="11.231cm"><draw:text-box><text:p text:style-name="P3"><text:span text:style-name="T1">0xc0000000</text:span></text:p></draw:text-box></draw:frame><draw:frame text:anchor-type="paragraph" draw:z-index="9" draw:name="Forma2_3" draw:style-name="gr11" draw:text-style-name="P4" svg:width="5.187cm" svg:height="1.033cm" svg:x="-0.945cm" svg:y="14.882cm"><draw:text-box><text:p text:style-name="P3"><text:span text:style-name="T1">0xFFFFFFFF</text:span></text:p></draw:text-box></draw:frame><draw:custom-shape text:anchor-type="paragraph" draw:z-index="10" draw:name="Forma1_4" draw:style-name="gr10" draw:text-style-name="P9" svg:width="5.081cm" svg:height="0.144cm" svg:x="1.859cm" svg:y="1.124cm"><text:p/><draw:enhanced-geometry svg:viewBox="0 0 21600 21600" draw:type="rectangle" draw:enhanced-path="M 0 0 L 21600 0 21600 21600 0 21600 0 0 Z N"/></draw:custom-shape><draw:frame text:anchor-type="paragraph" draw:z-index="11" draw:name="Forma2_4" draw:style-name="gr9" draw:text-style-name="P4" svg:width="6.086cm" svg:height="1.142cm" svg:x="8.844cm" svg:y="-0.15cm"><draw:text-box><text:p text:style-name="P3"><text:span text:style-name="T1">prueba (ejecutable)</text:span></text:p><text:p text:style-name="P3"><text:span text:style-name="T1">[0x08048000 - 0x0804d000]</text:span></text:p></draw:text-box></draw:frame><draw:line text:anchor-type="paragraph" draw:z-index="12" draw:name="Forma3" draw:style-name="gr1" draw:text-style-name="P2" svg:x1="6.939cm" svg:y1="1.123cm" svg:x2="8.844cm" svg:y2="0.409cm"><text:p/></draw:line><draw:frame text:anchor-type="paragraph" draw:z-index="13" draw:name="Forma2_5" draw:style-name="gr2" draw:text-style-name="P4" svg:width="7.727cm" svg:height="0.745cm" svg:x="8.805cm" svg:y="13.384cm"><draw:text-box><text:p text:style-name="P3"><text:span text:style-name="T1">Libc [0xf7dc6000 - 0xf7faf000]</text:span></text:p></draw:text-box></draw:frame><draw:custom-shape text:anchor-type="paragraph" draw:z-index="14" draw:name="Forma1_5" draw:style-name="gr8" draw:text-style-name="P8" svg:width="5.081cm" svg:height="0.075cm" svg:x="1.859cm" svg:y="14.788cm"><text:p/><draw:enhanced-geometry svg:viewBox="0 0 21600 21600" draw:type="rectangle" draw:enhanced-path="M 0 0 L 21600 0 21600 21600 0 21600 0 0 Z N"/></draw:custom-shape><draw:line text:anchor-type="paragraph" draw:z-index="15" draw:name="Forma3_0" draw:style-name="gr7" draw:text-style-name="P2" svg:x1="1.859cm" svg:y1="1.506cm" svg:x2="6.939cm" svg:y2="1.506cm"><text:p/></draw:line><draw:line text:anchor-type="paragraph" draw:z-index="16" draw:name="Forma3_1" draw:style-name="gr7" draw:text-style-name="P2" svg:x1="1.859cm" svg:y1="1.506cm" svg:x2="6.939cm" svg:y2="1.506cm"><text:p/></draw:line><draw:line text:anchor-type="paragraph" draw:z-index="17" draw:name="Forma3_2" draw:style-name="gr7" draw:text-style-name="P2" svg:x1="1.859cm" svg:y1="3.284cm" svg:x2="6.939cm" svg:y2="3.284cm"><text:p/></draw:line><draw:line text:anchor-type="paragraph" draw:z-index="18" draw:name="Forma3_3" draw:style-name="gr7" draw:text-style-name="P2" svg:x1="1.859cm" svg:y1="2.374cm" svg:x2="6.939cm" svg:y2="2.374cm"><text:p/></draw:line><draw:line text:anchor-type="paragraph" draw:z-index="19" draw:name="Forma3_4" draw:style-name="gr7" draw:text-style-name="P2" svg:x1="1.859cm" svg:y1="13.458cm" svg:x2="6.939cm" svg:y2="13.458cm"><text:p/></draw:line><draw:line text:anchor-type="paragraph" draw:z-index="20" draw:name="Forma3_5" draw:style-name="gr7" draw:text-style-name="P2" svg:x1="1.859cm" svg:y1="12.532cm" svg:x2="6.939cm" svg:y2="12.532cm"><text:p/></draw:line><draw:line text:anchor-type="paragraph" draw:z-index="21" draw:name="Forma3_6" draw:style-name="gr7" draw:text-style-name="P2" svg:x1="1.859cm" svg:y1="14.266cm" svg:x2="6.939cm" svg:y2="14.266cm"><text:p/></draw:line><draw:custom-shape text:anchor-type="paragraph" draw:z-index="22" draw:name="Forma1_6" draw:style-name="gr6" draw:text-style-name="P7" svg:width="5.083cm" svg:height="0.077cm" svg:x="1.887cm" svg:y="14.863cm"><text:p/><draw:enhanced-geometry svg:viewBox="0 0 21600 21600" draw:type="rectangle" draw:enhanced-path="M 0 0 L 21600 0 21600 21600 0 21600 0 0 Z N"/></draw:custom-shape><draw:line text:anchor-type="paragraph" draw:z-index="23" draw:name="Forma3_7" draw:style-name="gr5" draw:text-style-name="P6" svg:x1="1.859cm" svg:y1="14.674cm" svg:x2="6.939cm" svg:y2="14.674cm"><text:p/></draw:line><draw:line text:anchor-type="paragraph" draw:z-index="24" draw:name="Forma3_8" draw:style-name="gr4" draw:text-style-name="P5" svg:x1="1.859cm" svg:y1="14.937cm" svg:x2="6.939cm" svg:y2="14.937cm"><text:p/></draw:line><draw:line text:anchor-type="paragraph" draw:z-index="25" draw:name="Forma3_9" draw:style-name="gr3" draw:text-style-name="P5" svg:x1="1.859cm" svg:y1="15.044cm" svg:x2="6.939cm" svg:y2="15.044cm"><text:p/></draw:line><draw:line text:anchor-type="paragraph" draw:z-index="26" draw:name="Forma3_10" draw:style-name="gr1" draw:text-style-name="P2" svg:x1="6.939cm" svg:y1="14.673cm" svg:x2="8.844cm" svg:y2="13.959cm"><text:p/></draw:line><draw:frame text:anchor-type="paragraph" draw:z-index="27" draw:name="Forma2_6" draw:style-name="gr2" draw:text-style-name="P4" svg:width="7.727cm" svg:height="0.745cm" svg:x="8.844cm" svg:y="14.034cm"><draw:text-box><text:p text:style-name="P3"><text:span text:style-name="T1">vvar [0xf7fcb000 - </text:span><text:span text:style-name="T1">0xf7fcf000]</text:span></text:p></draw:text-box></draw:frame><draw:frame text:anchor-type="paragraph" draw:z-index="28" draw:name="Forma2_7" draw:style-name="gr2" draw:text-style-name="P4" svg:width="7.727cm" svg:height="0.745cm" svg:x="8.814cm" svg:y="14.674cm"><draw:text-box><text:p text:style-name="P3"><text:span text:style-name="T1">vdso [0xf7fcf000 - </text:span><text:span text:style-name="T1">0xf7fd1000]</text:span></text:p></draw:text-box></draw:frame><draw:frame text:anchor-type="paragraph" draw:z-index="29" draw:name="Forma2_8" draw:style-name="gr2" draw:text-style-name="P4" svg:width="7.727cm" svg:height="0.745cm" svg:x="8.814cm" svg:y="15.365cm"><draw:text-box><text:p text:style-name="P3"><text:span text:style-name="T1">l</text:span><text:span text:style-name="T1">d</text:span><text:span text:style-name="T1">.</text:span><text:span text:style-name="T1">s</text:span><text:span text:style-name="T1">o</text:span><text:span text:style-name="T1"> </text:span><text:span text:style-name="T1">[</text:span><text:span text:style-name="T1">0</text:span><text:span text:style-name="T1">x</text:span><text:span text:style-name="T1">f</text:span><text:span text:style-name="T1">7</text:span><text:span text:style-name="T1">f</text:span><text:span text:style-name="T1">d</text:span><text:span text:style-name="T1">1</text:span><text:span text:style-name="T1">0</text:span><text:span text:style-name="T1">0</text:span><text:span text:style-name="T1">0</text:span><text:span text:style-name="T1"> </text:span><text:span text:style-name="T1">-</text:span><text:span text:style-name="T1"> </text:span><text:span text:style-name="T1">0</text:span><text:span text:style-name="T1">x</text:span><text:span text:style-name="T1">f</text:span><text:span text:style-name="T1">7</text:span><text:span text:style-name="T1">f</text:span><text:span text:style-name="T1">f</text:span><text:span text:style-name="T1">e</text:span><text:span text:style-name="T1">0</text:span><text:span text:style-name="T1">0</text:span><text:span text:style-name="T1">0</text:span><text:span text:style-name="T1">]</text:span></text:p></draw:text-box></draw:frame><draw:frame text:anchor-type="paragraph" draw:z-index="30" draw:name="Forma2_9" draw:style-name="gr2" draw:text-style-name="P4" svg:width="7.727cm" svg:height="0.745cm" svg:x="7.571cm" svg:y="16.528cm"><draw:text-box><text:p text:style-name="P3"><text:span text:style-name="T1"><text:s/></text:span><text:span text:style-name="T1">Stack [0xf7ffe000 - </text:span><text:span text:style-name="T2">0xffffe000</text:span><text:span text:style-name="T1">]</text:span></text:p></draw:text-box></draw:frame><draw:line text:anchor-type="paragraph" draw:z-index="31" draw:name="Forma3_11" draw:style-name="gr1" draw:text-style-name="P2" svg:x1="7.006cm" svg:y1="15.058cm" svg:x2="7.65cm" svg:y2="16.65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1" draw:display-name="Dash 1" draw:style="rect" draw:dots1="1" draw:dots1-length="57%" draw:distance="57%"/>
    <draw:stroke-dash draw:name="Dot" draw:style="rect" draw:dots1="1" draw:dots1-length="57%" draw:distance="57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9:29:22.429184352</meta:creation-date>
    <dc:date>2022-04-03T19:57:41.512566910</dc:date>
    <meta:editing-duration>PT6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